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3E80000032B323E45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cm" svg:stroke-color="#ffffff" draw:marker-start="Groty_20_strzałek_20_2" draw:marker-start-width="0.245cm" draw:marker-end="Groty_20_strzałek_20_1" draw:marker-end-width="0.245cm" draw:marker-end-center="true" draw:fill="none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1cm" draw:marker-start="Groty_20_strzałek_20_2" draw:marker-start-width="0.215cm" draw:marker-end="Groty_20_strzałek_20_1" draw:marker-end-width="0.2cm" draw:marker-end-center="true" draw:fill="none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7.39cm" svg:height="6cm" svg:x="2.71cm" svg:y="-0.1cm">
          <draw:image xlink:href="Pictures/10000201000003E80000032B323E4580.png" xlink:type="simple" xlink:show="embed" xlink:actuate="onLoad">
            <text:p/>
          </draw:image>
        </draw:frame>
        <draw:g>
          <draw:polyline draw:style-name="gr2" draw:text-style-name="P1" draw:layer="layout" svg:width="5.499cm" svg:height="0.999cm" svg:x="2.1cm" svg:y="0.4cm" svg:viewBox="0 0 5500 1000" draw:points="0,0 4500,0 5500,1000">
            <text:p/>
          </draw:polyline>
          <draw:polyline draw:style-name="gr3" draw:text-style-name="P1" draw:layer="layout" svg:width="7.499cm" svg:height="0.999cm" svg:x="0.1cm" svg:y="0.4cm" svg:viewBox="0 0 7500 1000" draw:points="0,0 6500,0 7500,1000">
            <text:p/>
          </draw:polyline>
        </draw:g>
        <draw:g>
          <draw:line draw:style-name="gr2" draw:text-style-name="P1" draw:layer="layout" svg:x1="0.1cm" svg:y1="1.4cm" svg:x2="5.1cm" svg:y2="1.4cm">
            <text:p/>
          </draw:line>
          <draw:line draw:style-name="gr3" draw:text-style-name="P1" draw:layer="layout" svg:x1="0.1cm" svg:y1="1.4cm" svg:x2="5.1cm" svg:y2="1.4cm">
            <text:p/>
          </draw:line>
        </draw:g>
        <draw:g>
          <draw:line draw:style-name="gr2" draw:text-style-name="P1" draw:layer="layout" svg:x1="0.1cm" svg:y1="2.4cm" svg:x2="5.9cm" svg:y2="2.4cm">
            <text:p/>
          </draw:line>
          <draw:line draw:style-name="gr3" draw:text-style-name="P1" draw:layer="layout" svg:x1="0.1cm" svg:y1="2.4cm" svg:x2="5.9cm" svg:y2="2.4cm">
            <text:p/>
          </draw:line>
        </draw:g>
        <draw:g>
          <draw:line draw:style-name="gr2" draw:text-style-name="P1" draw:layer="layout" svg:x1="0.1cm" svg:y1="3.4cm" svg:x2="7.7cm" svg:y2="3.4cm">
            <text:p/>
          </draw:line>
          <draw:line draw:style-name="gr3" draw:text-style-name="P1" draw:layer="layout" svg:x1="0.1cm" svg:y1="3.4cm" svg:x2="7.7cm" svg:y2="3.4cm">
            <text:p/>
          </draw:line>
        </draw:g>
        <draw:frame draw:style-name="gr4" draw:text-style-name="P2" draw:layer="layout" svg:width="3.6cm" svg:height="0.582cm" svg:x="0cm" svg:y="-0.1cm">
          <draw:text-box>
            <text:p text:style-name="P2"><text:span text:style-name="T1">Komputer sterujący</text:span></text:p>
          </draw:text-box>
        </draw:frame>
        <draw:frame draw:style-name="gr4" draw:text-style-name="P2" draw:layer="layout" svg:width="3.6cm" svg:height="0.582cm" svg:x="0cm" svg:y="0.9cm">
          <draw:text-box>
            <text:p text:style-name="P2"><text:span text:style-name="T1">Microsoft Kinect</text:span></text:p>
          </draw:text-box>
        </draw:frame>
        <draw:frame draw:style-name="gr4" draw:text-style-name="P2" draw:layer="layout" svg:width="3.6cm" svg:height="0.582cm" svg:x="0cm" svg:y="1.9cm">
          <draw:text-box>
            <text:p text:style-name="P2"><text:span text:style-name="T1">Skaner laserowy</text:span></text:p>
          </draw:text-box>
        </draw:frame>
        <draw:frame draw:style-name="gr4" draw:text-style-name="P2" draw:layer="layout" svg:width="3.6cm" svg:height="0.582cm" svg:x="0cm" svg:y="2.9cm">
          <draw:text-box>
            <text:p text:style-name="P2"><text:span text:style-name="T1">Baza mobil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Groty_20_strzałek_20_1" draw:display-name="Groty strzałek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Groty_20_strzałek_20_2" draw:display-name="Groty strzałek 2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2T16:28:54</meta:creation-date>
    <dc:date>2011-06-22T16:40:49</dc:date>
    <dc:creator>Maciej Stefańczyk</dc:creator>
    <meta:editing-duration>PT00H11M58S</meta:editing-duration>
    <meta:editing-cycles>1</meta:editing-cycles>
    <meta:document-statistic meta:object-count="17"/>
    <meta:generator>OpenOffice.org/3.2$Unix OpenOffice.org_project/320m12$Build-9483</meta:generator>
  </office:meta>
</office:document-meta>
</file>